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Arial1" svg:font-family="Arial, 'MS Sans Serif'" style:font-family-generic="swiss"/>
    <style:font-face style:name="Microsoft Sans Serif" svg:font-family="'Microsoft Sans Serif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2" svg:font-family="Arial, 'MS Sans Serif'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24pt" fo:language="ru" fo:country="RU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language="ru" fo:country="RU"/>
    </style:style>
    <style:style style:name="P1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language="ru" fo:country="RU"/>
    </style:style>
    <style:style style:name="P1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12" style:family="paragraph" style:parent-style-name="Standard">
      <style:paragraph-properties fo:margin-left="0cm" fo:margin-right="0cm" fo:text-align="justify" style:justify-single-word="false" fo:text-indent="1.018cm" style:auto-text-indent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13" style:family="paragraph" style:parent-style-name="Standard">
      <style:paragraph-properties fo:margin-left="0cm" fo:margin-right="0cm" fo:text-align="justify" style:justify-single-word="false" fo:text-indent="1.018cm" style:auto-text-indent="false" fo:background-color="transparent">
        <style:background-image/>
      </style:paragraph-properties>
      <style:text-properties style:use-window-font-color="true" fo:language="ru" fo:country="RU" fo:font-style="italic" fo:background-color="transparent" style:font-style-asian="italic" style:font-style-complex="italic"/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font-size="24pt" fo:language="en" fo:country="US" style:font-size-asian="24pt" style:font-size-complex="24pt"/>
    </style:style>
    <style:style style:name="P16" style:family="paragraph" style:parent-style-name="Standard" style:list-style-name="L1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1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18" style:family="paragraph" style:parent-style-name="Standard" style:list-style-name="L2">
      <style:paragraph-properties fo:margin-left="0cm" fo:margin-right="0cm" fo:text-align="justify" style:justify-single-word="false" fo:text-indent="1.018cm" style:auto-text-indent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19" style:family="paragraph" style:parent-style-name="Heading_20_2">
      <style:paragraph-properties fo:text-align="justify" style:justify-single-word="false" fo:background-color="transparent">
        <style:background-image/>
      </style:paragraph-properties>
      <style:text-properties style:use-window-font-color="true" fo:language="ru" fo:country="RU" fo:background-color="transparent"/>
    </style:style>
    <style:style style:name="P20" style:family="paragraph" style:parent-style-name="Heading_20_2">
      <style:paragraph-properties fo:margin-left="0.746cm" fo:margin-right="0cm" fo:text-align="justify" style:justify-single-word="false" fo:text-indent="1.018cm" style:auto-text-indent="false" fo:background-color="transparent">
        <style:background-image/>
      </style:paragraph-properties>
      <style:text-properties style:use-window-font-color="true" fo:language="en" fo:country="US" fo:background-color="transparent"/>
    </style:style>
    <style:style style:name="P21" style:family="paragraph" style:parent-style-name="Heading_20_1">
      <style:paragraph-properties fo:text-align="justify" style:justify-single-word="false" fo:break-before="page" fo:background-color="transparent">
        <style:background-image/>
      </style:paragraph-properties>
      <style:text-properties style:use-window-font-color="true" fo:background-color="transparen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ru" fo:country="RU" style:font-size-asian="12pt" style:font-size-complex="12pt"/>
    </style:style>
    <style:style style:name="T4" style:family="text">
      <style:text-properties fo:font-size="10pt" fo:language="ru" fo:country="RU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language="en" fo:country="US"/>
    </style:style>
    <style:style style:name="T7" style:family="text">
      <style:text-properties style:use-window-font-color="true" fo:background-color="transparent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number:date-style style:name="N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draw:frame text:anchor-type="page" text:anchor-page-number="1" draw:z-index="0" draw:style-name="gr1" draw:text-style-name="P2" svg:width="16.908cm" svg:height="1.456cm" svg:x="2.046cm" svg:y="26.224cm">
        <draw:text-box>
          <text:p text:style-name="P1"><text:span text:style-name="T1">NedoPC</text:span></text:p>
          <text:p text:style-name="P1"><text:span text:style-name="T1">2009</text:span></text:p>
        </draw:text-box>
      </draw:frame>
      <text:p text:style-name="P15">ZX Evolution</text:p>
      <text:p text:style-name="P6">Аварийное восстановление <text:span text:style-name="T6">Flash-ROM</text:span></text:p>
      <text:p text:style-name="P8">(<text:date style:data-style-name="N5036" text:date-value="2010-01-03T17:36:54.15" text:fixed="true">03.01.2010</text:date>)</text:p>
      <text:p text:style-name="P7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14"><text:s/>1.1 Назначение<text:tab/>2</text:p>
          <text:p text:style-name="P14"><text:s/>1.2 HOWTO<text:tab/>2</text:p>
        </text:index-body>
      </text:table-of-content>
      <text:list xml:id="list38595232" text:style-name="L1">
        <text:list-header>
          <text:p text:style-name="P16"/>
        </text:list-header>
      </text:list>
      <text:h text:style-name="P21" text:outline-level="1"/>
      <text:h text:style-name="P19" text:outline-level="2">Назначение</text:h>
      <text:p text:style-name="P12">Конфигурация «<office:annotation><dc:creator>Неизвестный автор</dc:creator><dc:date>2010-01-03T18:47:19.26</dc:date><text:p text:style-name="P22"><text:span text:style-name="T8">Придумать название</text:span></text:p></office:annotation>Флэшер»<text:span text:style-name="T6"> </text:span>предназначен для первичного программирования или аварийного восстановления содержимого <text:span text:style-name="T6">Flash-ROM</text:span> компьютера <text:s/><text:span text:style-name="T6">ZX Evolution.</text:span></text:p>
      <text:p text:style-name="P12">Официальные конфигурации и прошивки ZX Evolution доступны с сайта разработчика (<text:a xlink:type="simple" xlink:href="http://www.nedopc.com/">www.nedopc.com</text:a>). Но возможна загрузка альтернативных прошивок от других разработчиков.</text:p>
      <text:p text:style-name="P13">Ознакомьтесь с документом «<text:span text:style-name="T6">ZX Evolution</text:span>. Обновление прошивок<text:span text:style-name="T5">.»</text:span></text:p>
      <text:h text:style-name="P20" text:outline-level="2">HOWTO</text:h>
      <text:p text:style-name="P11">В корневую директорию на SD-карточке (MMC-карточки не поддерживаются), отформатированную в FAT12, FAT16 или FAT32, запишите конфигурацию «Флешер» (файл ZXEVO_FW.BIN) и zx-прошивку (файл ZXEVO.ROM).</text:p>
      <text:p text:style-name="P10">Установите <text:span text:style-name="T6">SD</text:span>-карточку<text:span text:style-name="T7"> в картодержатель на плате ZX Evo.</text:span></text:p>
      <text:p text:style-name="P11">Удерживая нажатой кнопку SoftReset, включите питание компьютера (или кратковременно нажмите HardReset, если компьютер уже включен).</text:p>
      <text:p text:style-name="P12">Процесс программирования никак не отображается на экране. Об ошибках можно судить по зелёному светодиоду и сигналу бипера. Количество сигналов бипера указывает на одну из возможных проблем:</text:p>
      <text:list xml:id="list38601982" text:style-name="L2">
        <text:list-item>
          <text:p text:style-name="P18">1 сигнал - не обнаружена SD-карта;</text:p>
        </text:list-item>
        <text:list-item>
          <text:p text:style-name="P18">2 сигнала - ошибка чтения сектора;</text:p>
        </text:list-item>
        <text:list-item>
          <text:p text:style-name="P18">3 сигнала - не найдена файловая система на SD-карте;</text:p>
        </text:list-item>
        <text:list-item>
          <text:p text:style-name="P18">4 сигнала - не найден файл прошивки;</text:p>
        </text:list-item>
        <text:list-item>
          <text:p text:style-name="P18">5 сигналов - файл прошивки повреждён.</text:p>
        </text:list-item>
        <text:list-item>
          <text:p text:style-name="P18">6 сигналов - файл прошивки больше 512Кб.</text:p>
        </text:list-item>
      </text:list>
      <text:p text:style-name="P12">При удачной загрузке конфигурации, бипер молчит, а зелёный светодиод светится постоянно.</text:p>
      <text:p text:style-name="P9">Нажмите кнопку SoftReset.</text:p>
      <text:p text:style-name="P9">Светодиод горит вполнакала - Flash-ROM стирается.</text:p>
      <text:p text:style-name="P9">Светодиод мигает - в Flash-ROM записывается прошивка.</text:p>
      <text:p text:style-name="P9">Светодиод погас - запись завершена.</text:p>
      <text:p text:style-name="P9">Установите SD-карточку с файлом базовой конфигурацией. Удерживая нажатой кнопку SoftReset, кратковременно нажмите HardReset.</text:p>
      <text:p text:style-name="P9">Через несколько секунд компьютер загрузится уже с новой прошивкой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rial1" svg:font-family="Arial, 'MS Sans Serif'" style:font-family-generic="swiss"/>
    <style:font-face style:name="Microsoft Sans Serif" svg:font-family="'Microsoft Sans Serif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2" svg:font-family="Arial, 'MS Sans Serif'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1="1" draw:dots1-length="0.028cm" draw:dots2="1" draw:dots2-length="0.028cm" draw:distance="0.028cm"/>
    <draw:stroke-dash draw:name="Dash_20_10" draw:display-name="Dash 10" draw:style="rect" draw:dots1="1" draw:dots1-length="0.028cm" draw:dots2="1" draw:dots2-length="0.028cm" draw:distance="0.028cm"/>
    <draw:stroke-dash draw:name="Dash_20_11" draw:display-name="Dash 11" draw:style="rect" draw:dots1="1" draw:dots1-length="0.028cm" draw:dots2="1" draw:dots2-length="0.028cm" draw:distance="0.028cm"/>
    <draw:stroke-dash draw:name="Dash_20_12" draw:display-name="Dash 12" draw:style="rect" draw:dots1="1" draw:dots1-length="0.028cm" draw:dots2="1" draw:dots2-length="0.028cm" draw:distance="0.028cm"/>
    <draw:stroke-dash draw:name="Dash_20_13" draw:display-name="Dash 13" draw:style="rect" draw:dots1="1" draw:dots1-length="0.028cm" draw:dots2="1" draw:dots2-length="0.028cm" draw:distance="0.028cm"/>
    <draw:stroke-dash draw:name="Dash_20_14" draw:display-name="Dash 14" draw:style="rect" draw:dots1="1" draw:dots1-length="0.028cm" draw:dots2="1" draw:dots2-length="0.028cm" draw:distance="0.028cm"/>
    <draw:stroke-dash draw:name="Dash_20_15" draw:display-name="Dash 15" draw:style="rect" draw:dots1="1" draw:dots1-length="0.028cm" draw:dots2="1" draw:dots2-length="0.028cm" draw:distance="0.028cm"/>
    <draw:stroke-dash draw:name="Dash_20_16" draw:display-name="Dash 16" draw:style="rect" draw:dots1="1" draw:dots1-length="0.028cm" draw:dots2="1" draw:dots2-length="0.028cm" draw:distance="0.028cm"/>
    <draw:stroke-dash draw:name="Dash_20_17" draw:display-name="Dash 17" draw:style="rect" draw:dots1="1" draw:dots1-length="0.028cm" draw:dots2="1" draw:dots2-length="0.028cm" draw:distance="0.028cm"/>
    <draw:stroke-dash draw:name="Dash_20_18" draw:display-name="Dash 18" draw:style="rect" draw:dots1="1" draw:dots1-length="0.028cm" draw:dots2="1" draw:dots2-length="0.028cm" draw:distance="0.028cm"/>
    <draw:stroke-dash draw:name="Dash_20_19" draw:display-name="Dash 19" draw:style="rect" draw:dots1="1" draw:dots1-length="0.028cm" draw:dots2="1" draw:dots2-length="0.028cm" draw:distance="0.028cm"/>
    <draw:stroke-dash draw:name="Dash_20_2" draw:display-name="Dash 2" draw:style="rect" draw:dots1="1" draw:dots1-length="0.028cm" draw:dots2="1" draw:dots2-length="0.028cm" draw:distance="0.028cm"/>
    <draw:stroke-dash draw:name="Dash_20_20" draw:display-name="Dash 20" draw:style="rect" draw:dots1="1" draw:dots1-length="0.028cm" draw:dots2="1" draw:dots2-length="0.028cm" draw:distance="0.028cm"/>
    <draw:stroke-dash draw:name="Dash_20_21" draw:display-name="Dash 21" draw:style="rect" draw:dots1="1" draw:dots1-length="0.028cm" draw:dots2="1" draw:dots2-length="0.028cm" draw:distance="0.028cm"/>
    <draw:stroke-dash draw:name="Dash_20_22" draw:display-name="Dash 22" draw:style="rect" draw:dots1="1" draw:dots1-length="0.028cm" draw:dots2="1" draw:dots2-length="0.028cm" draw:distance="0.028cm"/>
    <draw:stroke-dash draw:name="Dash_20_23" draw:display-name="Dash 23" draw:style="rect" draw:dots1="1" draw:dots1-length="0.028cm" draw:dots2="1" draw:dots2-length="0.028cm" draw:distance="0.028cm"/>
    <draw:stroke-dash draw:name="Dash_20_24" draw:display-name="Dash 24" draw:style="rect" draw:dots1="1" draw:dots1-length="0.028cm" draw:dots2="1" draw:dots2-length="0.028cm" draw:distance="0.028cm"/>
    <draw:stroke-dash draw:name="Dash_20_25" draw:display-name="Dash 25" draw:style="rect" draw:dots1="1" draw:dots1-length="0.028cm" draw:dots2="1" draw:dots2-length="0.028cm" draw:distance="0.028cm"/>
    <draw:stroke-dash draw:name="Dash_20_26" draw:display-name="Dash 26" draw:style="rect" draw:dots1="1" draw:dots1-length="0.028cm" draw:dots2="1" draw:dots2-length="0.028cm" draw:distance="0.028cm"/>
    <draw:stroke-dash draw:name="Dash_20_27" draw:display-name="Dash 27" draw:style="rect" draw:dots1="1" draw:dots1-length="0.028cm" draw:dots2="1" draw:dots2-length="0.028cm" draw:distance="0.028cm"/>
    <draw:stroke-dash draw:name="Dash_20_28" draw:display-name="Dash 28" draw:style="rect" draw:dots1="1" draw:dots1-length="0.028cm" draw:dots2="1" draw:dots2-length="0.028cm" draw:distance="0.028cm"/>
    <draw:stroke-dash draw:name="Dash_20_29" draw:display-name="Dash 29" draw:style="rect" draw:dots1="1" draw:dots1-length="0.028cm" draw:dots2="1" draw:dots2-length="0.028cm" draw:distance="0.028cm"/>
    <draw:stroke-dash draw:name="Dash_20_3" draw:display-name="Dash 3" draw:style="rect" draw:dots1="1" draw:dots1-length="0.028cm" draw:dots2="1" draw:dots2-length="0.028cm" draw:distance="0.028cm"/>
    <draw:stroke-dash draw:name="Dash_20_30" draw:display-name="Dash 30" draw:style="rect" draw:dots1="1" draw:dots1-length="0.028cm" draw:dots2="1" draw:dots2-length="0.028cm" draw:distance="0.028cm"/>
    <draw:stroke-dash draw:name="Dash_20_31" draw:display-name="Dash 31" draw:style="rect" draw:dots1="1" draw:dots1-length="0.028cm" draw:dots2="1" draw:dots2-length="0.028cm" draw:distance="0.028cm"/>
    <draw:stroke-dash draw:name="Dash_20_32" draw:display-name="Dash 32" draw:style="rect" draw:dots1="1" draw:dots1-length="0.028cm" draw:dots2="1" draw:dots2-length="0.028cm" draw:distance="0.028cm"/>
    <draw:stroke-dash draw:name="Dash_20_33" draw:display-name="Dash 33" draw:style="rect" draw:dots1="1" draw:dots1-length="0.028cm" draw:dots2="1" draw:dots2-length="0.028cm" draw:distance="0.028cm"/>
    <draw:stroke-dash draw:name="Dash_20_34" draw:display-name="Dash 34" draw:style="rect" draw:dots1="1" draw:dots1-length="0.028cm" draw:dots2="1" draw:dots2-length="0.028cm" draw:distance="0.028cm"/>
    <draw:stroke-dash draw:name="Dash_20_35" draw:display-name="Dash 35" draw:style="rect" draw:dots1="1" draw:dots1-length="0.028cm" draw:dots2="1" draw:dots2-length="0.028cm" draw:distance="0.028cm"/>
    <draw:stroke-dash draw:name="Dash_20_4" draw:display-name="Dash 4" draw:style="rect" draw:dots1="1" draw:dots1-length="0.028cm" draw:dots2="1" draw:dots2-length="0.028cm" draw:distance="0.028cm"/>
    <draw:stroke-dash draw:name="Dash_20_5" draw:display-name="Dash 5" draw:style="rect" draw:dots1="1" draw:dots1-length="0.028cm" draw:dots2="1" draw:dots2-length="0.028cm" draw:distance="0.028cm"/>
    <draw:stroke-dash draw:name="Dash_20_6" draw:display-name="Dash 6" draw:style="rect" draw:dots1="1" draw:dots1-length="0.028cm" draw:dots2="1" draw:dots2-length="0.028cm" draw:distance="0.028cm"/>
    <draw:stroke-dash draw:name="Dash_20_7" draw:display-name="Dash 7" draw:style="rect" draw:dots1="1" draw:dots1-length="0.028cm" draw:dots2="1" draw:dots2-length="0.028cm" draw:distance="0.028cm"/>
    <draw:stroke-dash draw:name="Dash_20_8" draw:display-name="Dash 8" draw:style="rect" draw:dots1="1" draw:dots1-length="0.028cm" draw:dots2="1" draw:dots2-length="0.028cm" draw:distance="0.028cm"/>
    <draw:stroke-dash draw:name="Dash_20_9" draw:display-name="Dash 9" draw:style="rect" draw:dots1="1" draw:dots1-length="0.028cm" draw:dots2="1" draw:dots2-length="0.028cm" draw:distance="0.028cm"/>
    <draw:stroke-dash draw:name="Ultrafine_20_Dashed" draw:display-name="Ultrafine Dashed" draw:style="rect" draw:dots1="1" draw:dots1-length="0.028cm" draw:dots2="1" draw:dots2-length="0.028cm" draw:distance="0.028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cm" fo:text-indent="0cm" style:auto-text-indent="false"/>
      <style:text-properties style:font-name="Courier New" fo:font-size="12pt" style:font-name-asian="Courier New" style:font-size-asian="10pt" style:font-name-complex="Courier New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paragraph-properties fo:margin-left="0.76cm" fo:margin-right="0cm" fo:text-indent="1cm" style:auto-text-indent="false"/>
      <style:text-properties style:font-name="Times New Roman1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paragraph-properties fo:margin-left="0.76cm" fo:margin-right="0cm" fo:text-indent="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margin-left="0.76cm" fo:margin-right="0cm" fo:text-indent="1cm" style:auto-text-indent="false"/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рис." style:family="paragraph" style:parent-style-name="Caption"/>
    <style:style style:name="Table" style:family="paragraph" style:parent-style-name="Caption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_20_2" style:display-name="table contents 2" style:family="paragraph" style:parent-style-name="Table_20_Contents" style:class="extra">
      <style:paragraph-properties fo:text-align="start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fo:language="ru" fo:country="RU" style:font-size-asian="12pt" style:font-size-complex="12pt"/>
    </style:style>
    <style:style style:name="MT3" style:family="text">
      <style:text-properties fo:font-size="10pt" fo:language="ru" fo:country="RU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ZX Evolutio<text:span text:style-name="MT1">n</text:span><text:span text:style-name="MT2">.</text:span><text:span text:style-name="MT1"> </text:span><text:span text:style-name="MT2">Аварийное восстановление </text:span><text:span text:style-name="MT1">Flash-ROM</text:span><text:span text:style-name="MT3">.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3T18:52:58.46</meta:creation-date>
    <meta:editing-duration>PT00H00M00S</meta:editing-duration>
    <meta:editing-cycles>1</meta:editing-cycles>
    <meta:generator>OpenOffice.org/3.0$Win32 OpenOffice.org_project/300m9$Build-9358</meta:generator>
    <meta:document-statistic meta:table-count="0" meta:image-count="0" meta:object-count="0" meta:page-count="2" meta:paragraph-count="30" meta:word-count="237" meta:character-count="1797"/>
  </office:meta>
</office:document-meta>
</file>